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999999" draw:marker-start-width="0.352cm" draw:marker-end-width="0.352cm" draw:fill="none" draw:fill-color="#666666" draw:textarea-horizontal-align="justify" draw:textarea-vertical-align="middle" draw:auto-grow-height="false" fo:min-height="1.009cm" fo:min-width="3.226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02cm" svg:stroke-color="#999999" draw:marker-start-width="0.352cm" draw:marker-end-width="0.352cm" draw:fill="none" draw:fill-color="#ffffff" draw:textarea-horizontal-align="justify" draw:textarea-vertical-align="middle" draw:auto-grow-height="false" fo:min-height="1.009cm" fo:min-width="3.226cm" fo:padding-top="0.175cm" fo:padding-bottom="0.175cm" fo:padding-left="0.3cm" fo:padding-right="0.3cm"/>
    </style:style>
    <style:style style:name="gr4" style:family="graphic" style:parent-style-name="objectwithoutfill">
      <style:graphic-properties draw:stroke="solid" svg:stroke-width="0.203cm" svg:stroke-color="#b3b3b3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solid" svg:stroke-width="0.152cm" svg:stroke-color="#cccccc" draw:fill="solid" draw:fill-color="#ffffff" draw:textarea-horizontal-align="justify" draw:textarea-vertical-align="middle" draw:auto-grow-height="false" fo:min-height="1.003cm" fo:min-width="0.753cm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text-properties style:font-name="Droid Sans Mono"/>
    </style:style>
    <style:style style:name="P3" style:family="paragraph">
      <style:paragraph-properties fo:text-align="center"/>
      <style:text-properties style:font-name="Droid Sans Mono"/>
    </style:style>
    <style:style style:name="T1" style:family="text">
      <style:text-properties style:font-name="Droid Sans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826cm" svg:height="1.359cm" svg:x="19.254cm" svg:y="3.763cm">
            <text:p text:style-name="P1">3.14</text:p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0.883cm" svg:height="0.988cm" svg:x="20.726cm" svg:y="2.869cm">
            <draw:text-box>
              <text:p><text:span text:style-name="T1">a</text:span></text:p>
            </draw:text-box>
          </draw:frame>
        </draw:g>
        <draw:g>
          <draw:custom-shape draw:style-name="gr1" draw:text-style-name="P1" draw:layer="layout" svg:width="3.826cm" svg:height="1.359cm" svg:x="19.254cm" svg:y="8.564cm">
            <text:p text:style-name="P1">3.14</text:p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0.883cm" svg:height="0.988cm" svg:x="20.726cm" svg:y="7.67cm">
            <draw:text-box>
              <text:p><text:span text:style-name="T1">a</text:span></text:p>
            </draw:text-box>
          </draw:frame>
        </draw:g>
        <draw:g>
          <draw:custom-shape draw:style-name="gr1" draw:text-style-name="P1" draw:layer="layout" svg:width="3.826cm" svg:height="1.359cm" svg:x="19.254cm" svg:y="13.365cm">
            <text:p text:style-name="P1">3.14</text:p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0.883cm" svg:height="0.988cm" svg:x="20.726cm" svg:y="12.471cm">
            <draw:text-box>
              <text:p><text:span text:style-name="T1">a</text:span></text:p>
            </draw:text-box>
          </draw:frame>
        </draw:g>
        <draw:g>
          <draw:custom-shape draw:style-name="gr3" draw:text-style-name="P3" draw:layer="layout" svg:width="3.826cm" svg:height="1.359cm" svg:x="12.954cm" svg:y="8.589cm">
            <text:p text:style-name="P3"><text:span text:style-name="T1">&amp;a</text:span></text:p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0.883cm" svg:height="0.988cm" svg:x="14.426cm" svg:y="7.695cm">
            <draw:text-box>
              <text:p><text:span text:style-name="T1">p</text:span></text:p>
            </draw:text-box>
          </draw:frame>
        </draw:g>
        <draw:g>
          <draw:custom-shape draw:style-name="gr1" draw:text-style-name="P1" draw:layer="layout" svg:width="3.826cm" svg:height="1.359cm" svg:x="12.954cm" svg:y="13.39cm">
            <text:p text:style-name="P3"><text:span text:style-name="T1">&amp;a</text:span></text:p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0.883cm" svg:height="0.988cm" svg:x="14.426cm" svg:y="12.496cm">
            <draw:text-box>
              <text:p><text:span text:style-name="T1">p</text:span></text:p>
            </draw:text-box>
          </draw:frame>
        </draw:g>
        <draw:g>
          <draw:custom-shape draw:style-name="gr1" draw:text-style-name="P1" draw:layer="layout" svg:width="3.826cm" svg:height="1.359cm" svg:x="6.554cm" svg:y="13.415cm">
            <text:p text:style-name="P3"><text:span text:style-name="T1">&amp;p</text:span></text:p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0.883cm" svg:height="0.988cm" svg:x="8.026cm" svg:y="12.521cm">
            <draw:text-box>
              <text:p><text:span text:style-name="T1">q</text:span></text:p>
            </draw:text-box>
          </draw:frame>
        </draw:g>
        <draw:line draw:style-name="gr4" draw:text-style-name="P1" draw:layer="layout" svg:x1="15.339cm" svg:y1="9.26cm" svg:x2="19.236cm" svg:y2="9.26cm">
          <text:p/>
        </draw:line>
        <draw:line draw:style-name="gr4" draw:text-style-name="P1" draw:layer="layout" svg:x1="15.289cm" svg:y1="14.06cm" svg:x2="19.186cm" svg:y2="14.06cm">
          <text:p/>
        </draw:line>
        <draw:line draw:style-name="gr4" draw:text-style-name="P1" draw:layer="layout" svg:x1="9.039cm" svg:y1="14.06cm" svg:x2="12.936cm" svg:y2="14.06cm">
          <text:p/>
        </draw:line>
        <draw:custom-shape draw:style-name="gr5" draw:text-style-name="P1" draw:layer="layout" svg:width="1.985cm" svg:height="1.985cm" svg:x="3.029cm" svg:y="3.393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85cm" svg:height="1.985cm" svg:x="3.018cm" svg:y="13.07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85cm" svg:height="1.985cm" svg:x="3.029cm" svg:y="8.29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5-01-01T20:29:01.493412545</meta:creation-date>
    <dc:date>2015-01-01T20:37:45.135623908</dc:date>
    <dc:creator>Eduardo Grosclaude</dc:creator>
    <meta:editing-duration>PT8M50S</meta:editing-duration>
    <meta:editing-cycles>1</meta:editing-cycles>
    <meta:document-statistic meta:object-count="24"/>
    <meta:generator>LibreOffice/4.3.4.1$Linux_x86 LibreOffice_project/bc356b2f991740509f321d70e4512a6a54c5f243</meta:generator>
  </office:meta>
</office:document-meta>
</file>